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DD7D0C49E444DE7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="1pt solid #000001"/>
    </style:style>
    <style:style style:name="Table4.B2" style:family="table-cell">
      <style:table-cell-properties style:vertical-align="" fo:padding="0.176cm" fo:border="1pt solid #000001"/>
    </style:style>
    <style:style style:name="Table4.C2" style:family="table-cell">
      <style:table-cell-properties style:vertical-align="" fo:padding="0.176cm" fo:border="1pt solid #000001"/>
    </style:style>
    <style:style style:name="Table4.D2" style:family="table-cell">
      <style:table-cell-properties style:vertical-align="" fo:padding="0.176cm" fo:border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4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2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3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4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e3d68" officeooo:paragraph-rsid="001e3d68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80000" fo:font-size="14pt" fo:font-style="italic" style:font-size-asian="14pt" style:font-style-asian="italic" style:font-size-complex="14pt"/>
    </style:style>
    <style:style style:name="T3" style:family="text">
      <style:text-properties fo:color="#980000" fo:font-size="14pt" fo:font-style="italic" officeooo:rsid="001809db" style:font-size-asian="14pt" style:font-style-asian="italic" style:font-size-complex="14pt"/>
    </style:style>
    <style:style style:name="T4" style:family="text">
      <style:text-properties officeooo:rsid="00186d90"/>
    </style:style>
    <style:style style:name="T5" style:family="text">
      <style:text-properties officeooo:rsid="001b34c5"/>
    </style:style>
    <style:style style:name="T6" style:family="text">
      <style:text-properties officeooo:rsid="001e3d68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j6tf2leztpx8"/></text:p>
      <text:p text:style-name="P24">Logic Gate 3</text:p>
      <text:p text:style-name="P22"><text:bookmark text:name="_6ssryf72fcgc"/>Master 1 Informatique — Génie Logiciel — Projet Phase 2</text:p>
      <text:p text:style-name="P17"><text:span text:style-name="T1">Past Sprint : </text:span><text:span text:style-name="T2">&lt;n&gt; <text:s text:c="2"/></text:span><text:span text:style-name="T1">Next Sprint : </text:span><text:span text:style-name="T2">&lt;n+1&gt; </text:span></text:p>
      <text:p text:style-name="P17"><text:span text:style-name="T1">Durée de Sprint:</text:span><text:span text:style-name="T2"> &lt;</text:span><text:span text:style-name="T3">1</text:span><text:span text:style-name="T2"> sem.&gt;</text:span></text:p>
      <text:p text:style-name="P18"/>
      <text:p text:style-name="P1"/>
      <text:p text:style-name="P1"/>
      <text:p text:style-name="P1">Participant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0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0">Cédric</text:p>
          </table:table-cell>
        </table:table-row>
      </table:table>
      <text:p text:style-name="P1"/>
      <text:p text:style-name="P1"/>
      <text:p text:style-name="P1">Definition of Done</text:p>
      <text:p text:style-name="P1"><text:s/></text:p>
      <text:p text:style-name="P11">Une tache sera cons<text:span text:style-name="T4">i</text:span>dérée comme faite lorsqu’une sc<text:span text:style-name="T4">è</text:span>ne <text:span text:style-name="T6">U</text:span>nity <text:span text:style-name="T6">fonctionnelle</text:span> permettra de s’en servir <text:span text:style-name="T6">ou alors quand nous aurons un prototype fonctionnel (lorsque cette tâche concerne les fonctionnalités hors Unity).</text:span></text:p>
      <text:p text:style-name="P1"/>
      <text:p text:style-name="P1"/>
      <text:p text:style-name="P1"/>
      <text:p text:style-name="P1"><text:span text:style-name="T6">Définition</text:span> du Point de charge</text:p>
      <text:p text:style-name="P1"><text:s/></text:p>
      <text:p text:style-name="P12">Nous définissons comme unité de mesure l’heure de codage <text:span text:style-name="T6">effectif.</text:span> Ce qui <text:span text:style-name="T6">e</text:span>xclu<text:span text:style-name="T6">t</text:span> les pauses ou <text:span text:style-name="T6">les</text:span> <text:span text:style-name="T6">arrêts</text:span> de travail <text:span text:style-name="T5">mais inclut les recherches</text:span>. Nous considérons ainsi qu’une heure de codage prend à peu prés <text:span text:style-name="T6">1h30</text:span>.</text:p>
      <text:p text:style-name="P1"/>
      <text:p text:style-name="P1"/>
      <text:p text:style-name="P14"/>
      <text:p text:style-name="P13">Past sprint backlog</text:p>
      <text:p text:style-name="P4"/>
      <text:p text:style-name="P7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5"/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7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/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8">Valeur: 4=Indispensable, 3=Important, 2=Souhaitable, 1=Joli, 0=Inutile</text:p>
      <text:p text:style-name="P8">Risque: 4=Impossible, 3=Fort, 2=Faisable, 1=Facile, 0=Aucun</text:p>
      <text:p text:style-name="P8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9">Item</text:p>
          </table:table-cell>
          <table:table-cell table:style-name="Table4.A1" office:value-type="string">
            <text:p text:style-name="P19">Valeur</text:p>
          </table:table-cell>
          <table:table-cell table:style-name="Table4.A1" office:value-type="string">
            <text:p text:style-name="P19">Charge</text:p>
          </table:table-cell>
          <table:table-cell table:style-name="Table4.A1" office:value-type="string">
            <text:p text:style-name="P19">Risque</text:p>
          </table:table-cell>
        </table:table-row>
        <table:table-row table:style-name="Table4.1">
          <table:table-cell table:style-name="Table4.A2" office:value-type="string">
            <text:p text:style-name="P20">Cf. cahier des charges</text:p>
          </table:table-cell>
          <table:table-cell table:style-name="Table4.B2" office:value-type="string">
            <text:p text:style-name="P19">---</text:p>
          </table:table-cell>
          <table:table-cell table:style-name="Table4.C2" office:value-type="string">
            <text:p text:style-name="P19"/>
          </table:table-cell>
          <table:table-cell table:style-name="Table4.D2" office:value-type="string">
            <text:p text:style-name="P19"/>
          </table:table-cell>
        </table:table-row>
        <table:table-row table:style-name="Table4.1">
          <table:table-cell table:style-name="Table4.A7" office:value-type="string">
            <text:p text:style-name="P20">Faire un premier menu </text:p>
          </table:table-cell>
          <table:table-cell table:style-name="Table4.B7" office:value-type="string">
            <text:p text:style-name="P20">3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9"/>
          </table:table-cell>
        </table:table-row>
        <table:table-row table:style-name="Table4.1">
          <table:table-cell table:style-name="Table4.A7" office:value-type="string">
            <text:p text:style-name="P20">Déployer <text:span text:style-name="T6">U</text:span>nity</text:p>
          </table:table-cell>
          <table:table-cell table:style-name="Table4.B7" office:value-type="string">
            <text:p text:style-name="P21">4</text:p>
          </table:table-cell>
          <table:table-cell table:style-name="Table4.C7" office:value-type="string">
            <text:p text:style-name="P21">5</text:p>
          </table:table-cell>
          <table:table-cell table:style-name="Table4.D7" office:value-type="string">
            <text:p text:style-name="P19"/>
          </table:table-cell>
        </table:table-row>
        <table:table-row table:style-name="Table4.1">
          <table:table-cell table:style-name="Table4.A7" office:value-type="string">
            <text:p text:style-name="P20">Entity component unity (comprendre la façon dont sont architecturés ces jeux)</text:p>
          </table:table-cell>
          <table:table-cell table:style-name="Table4.B7" office:value-type="string">
            <text:p text:style-name="P20">4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9"/>
          </table:table-cell>
        </table:table-row>
        <table:table-row table:style-name="Table4.1">
          <table:table-cell table:style-name="Table4.A7" office:value-type="string">
            <text:p text:style-name="P20">Déplacer un carré sur une grille</text:p>
          </table:table-cell>
          <table:table-cell table:style-name="Table4.B7" office:value-type="string">
            <text:p text:style-name="P20">2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9"/>
          </table:table-cell>
        </table:table-row>
        <table:table-row table:style-name="Table4.1">
          <table:table-cell table:style-name="Table4.A7" office:value-type="string">
            <text:p text:style-name="P20">Dépôt git pour les fiches d’itérations</text:p>
          </table:table-cell>
          <table:table-cell table:style-name="Table4.B7" office:value-type="string">
            <text:p text:style-name="P20">3</text:p>
          </table:table-cell>
          <table:table-cell table:style-name="Table4.C7" office:value-type="string">
            <text:p text:style-name="P19"/>
          </table:table-cell>
          <table:table-cell table:style-name="Table4.D7" office:value-type="string">
            <text:p text:style-name="P19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e3d68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"><draw:image xlink:href="Pictures/10000000000001930000007DDD7D0C49E444DE79.jpg" xlink:type="simple" xlink:show="embed" xlink:actuate="onLoad" loext:mime-type="image/jpeg"/></draw:frame></text:p>
        <text:p text:style-name="MP2">Date de fin de sprint</text:p>
        <text:p text:style-name="MP3">Projet Phase 2 / <text:s/>X</text:p>
        <text:p text:style-name="MP2"><text:span text:style-name="MT1">Logic Gate 3</text:span> : <text:span text:style-name="MT1">Cédric</text:span>, <text:span text:style-name="MT1">Jeremy</text:span>, <text:span text:style-name="MT1">Jordan</text:span>, <text:span text:style-name="MT1">William</text:span></text:p>
      </style:header>
      <style:footer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8-10-06T17:07:21.321000000</dc:date>
    <meta:editing-duration>PT11M43S</meta:editing-duration>
    <meta:editing-cycles>4</meta:editing-cycles>
    <meta:document-statistic meta:table-count="4" meta:image-count="1" meta:object-count="0" meta:page-count="2" meta:paragraph-count="50" meta:word-count="223" meta:character-count="1375" meta:non-whitespace-character-count="1190"/>
  </office:meta>
</office:document-meta>
</file>